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33042" officeooo:paragraph-rsid="00033042"/>
    </style:style>
    <style:style style:name="P2" style:family="paragraph" style:parent-style-name="Standard">
      <style:text-properties officeooo:rsid="00033042" officeooo:paragraph-rsid="00046d0e"/>
    </style:style>
    <style:style style:name="P3" style:family="paragraph" style:parent-style-name="Standard">
      <style:text-properties officeooo:rsid="00033042" officeooo:paragraph-rsid="00058eab"/>
    </style:style>
    <style:style style:name="P4" style:family="paragraph" style:parent-style-name="Standard">
      <style:text-properties officeooo:rsid="00058eab" officeooo:paragraph-rsid="00058eab"/>
    </style:style>
    <style:style style:name="T1" style:family="text">
      <style:text-properties officeooo:rsid="00046d0e"/>
    </style:style>
    <style:style style:name="T2" style:family="text">
      <style:text-properties officeooo:rsid="00058eab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officeooo:rsid="00058eab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058eab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058eab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58eab" style:text-blinking="false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66a56" style:text-blinking="false" fo:background-color="transparent" loext:char-shading-value="0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tab/>Statically Typed Language - Type checking of <text:span text:style-name="T1">variables</text:span> done at compile time. Can be seen in Compiled, Intermediate languages. Suitable for enterprise applications.</text:p>
      <text:p text:style-name="P1"/>
      <text:p text:style-name="P2"><text:tab/>Dynamically Typed Language - Type checking of <text:span text:style-name="T1">variables</text:span> done at runtime. Can be seen in Interpreted languages.</text:p>
      <text:p text:style-name="P1"/>
      <text:p text:style-name="P1"><text:tab/>Strongly Typed Language - High considerations on the type of variables. Operations between variables of different types may not be allowed, and you need to perform explicit typecasting when converting between types.</text:p>
      <text:p text:style-name="P1"/>
      <text:p text:style-name="P1"><text:tab/>Loosely Typed Language - Low considerations on the type of variables. <text:span text:style-name="T2">T</text:span>he data types of variables are more flexible, and type conversions are often implicit. </text:p>
      <text:p text:style-name="P1"/>
      <text:p text:style-name="P3">Java is both Statically typed and Dynamically typed. Checks the <text:span text:style-name="T1">variable </text:span>type in both compile time and run time. <text:span text:style-name="T2">Java is also a </text:span><text:span text:style-name="T7">Strongly typed language. </text:span></text:p>
      <text:p text:style-name="P3"><text:span text:style-name="T7"/></text:p>
      <text:p text:style-name="P3"><text:span text:style-name="T7"/></text:p>
      <text:p text:style-name="P4"><text:span text:style-name="T6">2.</text:span></text:p>
      <text:p text:style-name="P4"><text:span text:style-name="T6"><text:tab/>Case Sensitive - Identifiers treated distincticaly are as based on their case. For example, "variableName" and "variablename" would be considered as two different identifiers in a case-sensitive language. Eg- java</text:span></text:p>
      <text:p text:style-name="P4"><text:span text:style-name="T6"/></text:p>
      <text:p text:style-name="P4"><text:span text:style-name="T6"><text:tab/>Case Insensitive - Identifiers are considered the same regardless of whether they are in uppercase or lowercase. As an example, "variableName" and "variablename" will be considered as the same identifier in a case-insensitive language. Eg- SQL</text:span></text:p>
      <text:p text:style-name="P4"><text:span text:style-name="T6"><text:s/></text:span></text:p>
      <text:p text:style-name="P4"><text:span text:style-name="T6"><text:tab/>Case Sensitive-Insensitive - </text:span><text:span text:style-name="T8">C</text:span><text:span text:style-name="T6">ertain parts of the language </text:span><text:span text:style-name="T8">(Eg-</text:span><text:span text:style-name="T6">variable names</text:span><text:span text:style-name="T8">) are</text:span><text:span text:style-name="T6"> case sensitive, while other parts </text:span><text:span text:style-name="T8">(Eg – keywords) </text:span><text:span text:style-name="T6">such as keywords, are case insensitive.</text:span></text:p>
      <text:p text:style-name="P4"><text:span text:style-name="T6"/></text:p>
      <text:p text:style-name="P4"><text:span text:style-name="T6">Java is a case-sensitive languag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2:39:13.513996051</meta:creation-date>
    <meta:generator>LibreOffice/7.3.7.2$Linux_X86_64 LibreOffice_project/30$Build-2</meta:generator>
    <dc:date>2023-07-31T23:47:13.656986723</dc:date>
    <meta:editing-duration>PT21M30S</meta:editing-duration>
    <meta:editing-cycles>1</meta:editing-cycles>
    <meta:document-statistic meta:table-count="0" meta:image-count="0" meta:object-count="0" meta:page-count="1" meta:paragraph-count="12" meta:word-count="220" meta:character-count="1473" meta:non-whitespace-character-count="1253"/>
  </office:meta>
</office:document-meta>
</file>